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">
      <style:text-properties officeooo:rsid="0019ec10" officeooo:paragraph-rsid="0019ec10"/>
    </style:style>
    <style:style style:name="P2" style:family="paragraph" style:parent-style-name="Text_20_body">
      <style:text-properties officeooo:rsid="0019ec10" officeooo:paragraph-rsid="0019ec10"/>
    </style:style>
    <style:style style:name="P3" style:family="paragraph" style:parent-style-name="Text_20_body">
      <style:text-properties officeooo:rsid="001b9ab8" officeooo:paragraph-rsid="001b9ab8"/>
    </style:style>
    <style:style style:name="P4" style:family="paragraph" style:parent-style-name="Title">
      <style:text-properties officeooo:rsid="0019ec10" officeooo:paragraph-rsid="0019ec10"/>
    </style:style>
    <style:style style:name="P5" style:family="paragraph" style:parent-style-name="Text_20_body">
      <style:text-properties officeooo:rsid="0019ec10" officeooo:paragraph-rsid="0019ec10"/>
    </style:style>
    <style:style style:name="P6" style:family="paragraph" style:parent-style-name="Text_20_body">
      <style:text-properties officeooo:paragraph-rsid="00206c56"/>
    </style:style>
    <style:style style:name="P7" style:family="paragraph" style:parent-style-name="Text_20_body">
      <style:text-properties officeooo:rsid="001b9ab8" officeooo:paragraph-rsid="001b9ab8"/>
    </style:style>
    <style:style style:name="P8" style:family="paragraph" style:parent-style-name="Text_20_body">
      <style:text-properties officeooo:paragraph-rsid="0022045b"/>
    </style:style>
    <style:style style:name="P9" style:family="paragraph" style:parent-style-name="Heading_20_2">
      <style:text-properties fo:font-size="14pt" fo:font-weight="normal" officeooo:paragraph-rsid="001de6d0" style:font-size-asian="14pt" style:font-weight-asian="normal" style:font-size-complex="14pt" style:font-weight-complex="normal"/>
    </style:style>
    <style:style style:name="P10" style:family="paragraph" style:parent-style-name="Heading_20_2">
      <style:text-properties fo:font-size="12pt" fo:font-weight="normal" officeooo:paragraph-rsid="001de6d0" style:font-size-asian="12pt" style:font-weight-asian="normal" style:font-size-complex="12pt" style:font-weight-complex="normal"/>
    </style:style>
    <style:style style:name="P11" style:family="paragraph" style:parent-style-name="Heading_20_2">
      <style:text-properties officeooo:paragraph-rsid="00206c56"/>
    </style:style>
    <style:style style:name="P12" style:family="paragraph" style:parent-style-name="Heading_20_2">
      <style:text-properties officeooo:paragraph-rsid="0022045b"/>
    </style:style>
    <style:style style:name="T1" style:family="text">
      <style:text-properties officeooo:rsid="001b9ab8"/>
    </style:style>
    <style:style style:name="T2" style:family="text">
      <style:text-properties fo:font-size="14pt" fo:font-weight="normal" officeooo:rsid="0019ec10" style:font-size-asian="14pt" style:font-weight-asian="normal" style:font-size-complex="14pt" style:font-weight-complex="normal"/>
    </style:style>
    <style:style style:name="T3" style:family="text">
      <style:text-properties officeooo:rsid="0019ec10"/>
    </style:style>
    <style:style style:name="T4" style:family="text">
      <style:text-properties officeooo:rsid="001de6d0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206c56"/>
    </style:style>
    <style:style style:name="T7" style:family="text">
      <style:text-properties officeooo:rsid="0022045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alitätsanforderungen</text:p>
      <text:p text:style-name="P2"/>
      <text:p text:style-name="P1">Readability:</text:p>
      <text:p text:style-name="P2">- Icons are self explaining:</text:p>
      <text:p text:style-name="P2"><text:tab/>- Depending on the context of the app and the culture of the user icons may mean totally <text:tab/>different things to them as intended!</text:p>
      <text:p text:style-name="P2">→<text:span text:style-name="T1"> Use simple icons with it‘s name/ functionality shown as hint near icon after long press.</text:span></text:p>
      <text:p text:style-name="P3">- The font is easy to read:</text:p>
      <text:p text:style-name="P3"><text:tab/>- Fonts are very subjective, some people cant see well and may have problems with smaller <text:tab/>Fonts, others may dislike/ loose overview because the font is too big.</text:p>
      <text:p text:style-name="P3">→ Use an monospaced easy to scale font and allow users to change its size, with the addition to replace it with his system font.</text:p>
      <text:h text:style-name="P9" text:outline-level="2"><text:span text:style-name="T3">Version Independence:</text:span></text:h>
      <text:h text:style-name="P10" text:outline-level="2">- The app runs on modern Android devices </text:h>
      <text:p text:style-name="P2"><text:tab/>- <text:span text:style-name="T4">What is „modern“, one can read it like „make sure it uses only the newest api“ wich would <text:tab/>mean 99% of phones cant run the app.</text:span></text:p>
      <text:p text:style-name="P2">→ <text:span text:style-name="T4">Make sure the app supports Devices running Android 6.0+ and above</text:span></text:p>
      <text:h text:style-name="P11" text:outline-level="2"><text:span text:style-name="T2">Recoverability</text:span></text:h>
      <text:h text:style-name="P11" text:outline-level="2"><text:span text:style-name="T5">- No data loss occurs after a system or application crash, especially when saving the data.</text:span> </text:h>
      <text:p text:style-name="P6"><text:tab/>- <text:span text:style-name="T6">What data should we save? All the data on the phone? Or onyl he ones interesting to our app?</text:span></text:p>
      <text:p text:style-name="P6">→<text:span text:style-name="T6"> No app data loss after a system or application crash, especially when saving the data.</text:span></text:p>
      <text:h text:style-name="P12" text:outline-level="2"><text:span text:style-name="T2">Learnability:</text:span></text:h>
      <text:h text:style-name="P12" text:outline-level="2"><text:span text:style-name="T5">- The user is able to learn the whole app easily</text:span> </text:h>
      <text:p text:style-name="P8"><text:tab/>- <text:span text:style-name="T7">Is this meant for complete new Android users, or only easily to learn for android savy people? <text:tab/>Lets say an 80 y/o person gets his/her first android phone, should we include a detailed tutorial <text:tab/>for our app that explains every button?</text:span></text:p>
      <text:p text:style-name="P8"><text:soft-page-break/>→<text:span text:style-name="T7"> Make sure even completely new android newbies can learn the apps functions quickly by proviing a tutorial showing the apps functions.</text:span>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03:41.582211996</meta:creation-date>
    <dc:date>2019-11-16T14:52:48.270408707</dc:date>
    <meta:editing-duration>PT34M15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2" meta:paragraph-count="20" meta:word-count="285" meta:character-count="1579" meta:non-whitespace-character-count="1301"/>
  </office:meta>
</office:document-meta>
</file>